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11"/>
          </table:table-cell>
          <table:covered-table-cell/>
          <table:covered-table-cell/>
          <table:table-cell table:style-name="Table1.D1" table:number-columns-spanned="3" office:value-type="string">
            <text:p text:style-name="P3"/>
            <text:p text:style-name="P8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"/>
          </table:table-cell>
          <table:table-cell table:style-name="Table1.E2" table:number-columns-spanned="2" office:value-type="string">
            <text:p text:style-name="P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3"/>
          </table:table-cell>
          <table:table-cell table:style-name="Table1.E2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3"/>
            <text:p text:style-name="P8"><text:placeholder text:placeholder-type="text">&lt;get_consignee(o)&gt;</text:placeholder></text:p>
          </table:table-cell>
          <table:covered-table-cell/>
          <table:covered-table-cell/>
          <table:table-cell table:style-name="Table1.E2" table:number-columns-spanned="3" office:value-type="string">
            <text:p text:style-name="P3"/>
            <text:p text:style-name="P8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3"/>
            <text:p text:style-name="P8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3"/>
            <text:p text:style-name="P8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3"/>
            <text:p text:style-name="P5">INDIA</text:p>
          </table:table-cell>
          <table:table-cell table:style-name="Table1.E2" table:number-columns-spanned="2" office:value-type="string">
            <text:p text:style-name="P3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3"/>
            <text:p text:style-name="P8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3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table:number-columns-spanned="2" office:value-type="string">
            <text:p text:style-name="P4"/>
          </table:table-cell>
          <table:covered-table-cell/>
          <table:table-cell table:style-name="Table1.A7" office:value-type="string">
            <text:p text:style-name="P4"/>
          </table:table-cell>
          <table:table-cell table:style-name="Table1.F7" office:value-type="string">
            <text:p text:style-name="P4"/>
          </table:table-cell>
        </table:table-row>
        <table:table-row table:style-name="Table1.8">
          <table:table-cell table:style-name="Table1.F7" table:number-columns-spanned="6" office:value-type="string">
            <text:p text:style-name="P10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9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5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5"><text:placeholder text:placeholder-type="text">&lt;line.product_id.name or ''&gt;</text:placeholder></text:p>
            <text:p text:style-name="P5"><text:placeholder text:placeholder-type="text">&lt;line.sale_line_id and line.sale_line_id.name or ''&gt;</text:placeholder></text:p>
            <text:p text:style-name="P6"/>
            <text:p text:style-name="P6"><text:s text:c="13"/><text:placeholder text:placeholder-type="text">&lt;get_qty_kg(line.product_qty, line.product_uom and line.product_uom.name or False, get_invoice_info(o.id)['invoice_type'])&gt;</text:placeholder>KGS</text:p>
            <text:p text:style-name="P6"><text:s text:c="11"/></text:p>
            <text:p text:style-name="P6"><text:s/>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5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F7" office:value-type="string">
            <text:p text:style-name="P5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2-05T18:21:21</dc:date>
    <dc:creator>tien </dc:creator>
    <meta:editing-duration>PT1H17M43S</meta:editing-duration>
    <meta:editing-cycles>33</meta:editing-cycles>
    <meta:generator>LibreOffice/3.5$Linux_X86_64 LibreOffice_project/350m1$Build-2</meta:generator>
    <meta:document-statistic meta:table-count="1" meta:image-count="0" meta:object-count="0" meta:page-count="2" meta:paragraph-count="20" meta:word-count="74" meta:character-count="1124" meta:non-whitespace-character-count="1042"/>
  </office:meta>
</office:document-meta>
</file>